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0ff0e1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119497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124768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officeooo:rsid="00119497" fo:background-color="#fff200" loext:char-shading-value="0"/>
    </style:style>
    <style:style style:name="T4" style:family="text">
      <style:text-properties officeooo:rsid="00119497" fo:background-color="#fff200" loext:char-shading-value="0"/>
    </style:style>
    <style:style style:name="T5" style:family="text">
      <style:text-properties fo:background-color="#72bf44" loext:char-shading-value="0"/>
    </style:style>
    <style:style style:name="T6" style:family="text">
      <style:text-properties fo:background-color="#72bf44" loext:char-shading-value="0"/>
    </style:style>
    <style:style style:name="T7" style:family="text">
      <style:text-properties fo:font-size="10pt" fo:language="en" fo:country="US" fo:font-style="italic" fo:font-weight="bold" style:font-size-asian="10pt" style:font-style-asian="italic" style:font-weight-asian="bold" style:font-style-complex="italic" style:font-weight-complex="bold"/>
    </style:style>
    <style:style style:name="T8" style:family="text">
      <style:text-properties fo:font-size="10pt" fo:language="en" fo:country="US" fo:font-style="italic" fo:font-weight="bold" fo:background-color="#fff200" loext:char-shading-value="0" style:font-size-asian="10pt" style:font-style-asian="italic" style:font-weight-asian="bold" style:font-style-complex="italic" style:font-weight-complex="bold"/>
    </style:style>
    <style:style style:name="T9" style:family="text">
      <style:text-properties fo:font-size="10pt" fo:language="en" fo:country="US" fo:font-style="italic" fo:font-weight="bold" fo:background-color="#fff200" loext:char-shading-value="0" style:font-size-asian="10pt" style:font-style-asian="italic" style:font-weight-asian="bold" style:font-style-complex="italic" style:font-weight-complex="bold"/>
    </style:style>
    <style:style style:name="T10" style:family="text">
      <style:text-properties fo:font-size="10pt" fo:language="ru" fo:country="RU" fo:font-style="italic" fo:font-weight="bold" style:font-size-asian="10pt" style:font-style-asian="italic" style:font-weight-asian="bold" style:font-style-complex="italic" style:font-weight-complex="bold"/>
    </style:style>
    <style:style style:name="T11" style:family="text">
      <style:text-properties fo:font-size="10pt" fo:language="ru" fo:country="RU" fo:font-style="italic" fo:font-weight="bold" fo:background-color="#fff200" loext:char-shading-value="0" style:font-size-asian="10pt" style:font-style-asian="italic" style:font-weight-asian="bold" style:font-style-complex="italic" style:font-weight-complex="bold"/>
    </style:style>
    <style:style style:name="T12" style:family="text">
      <style:text-properties fo:font-size="10pt" fo:language="ru" fo:country="RU" fo:font-style="italic" fo:font-weight="bold" fo:background-color="#fff200" loext:char-shading-value="0" style:font-size-asian="10pt" style:font-style-asian="italic" style:font-weight-asian="bold" style:font-style-complex="italic" style:font-weight-complex="bold"/>
    </style:style>
    <style:style style:name="T13" style:family="text">
      <style:text-properties officeooo:rsid="001194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Упражнения</text:p>
      <text:p text:style-name="P1">1.* Прочитайте и переведите предложения. Укажите мо-дальные глаголы и глаголы-эквиваленты, определите их значение в каждом случае.</text:p>
      <text:p text:style-name="P4">1. Since the computer’s memory is able to store numbers, it <text:span text:style-name="T2">can</text:span> also store the instruction codes.</text:p>
      <text:p text:style-name="P4">2. Embedded computers <text:span text:style-name="T2">may</text:span> be found in machines ranging from fighter aircraft to industrial robots, digital cameras, and even children’s toys.</text:p>
      <text:p text:style-name="P4">3. A computer program <text:span text:style-name="T2">might</text:span> include from a dozen to many millions of instructions. 4. The secret British Colossus computer (1944) demonstrated that a device using thousands of tubes <text:span text:style-name="T2">could</text:span> be reasonably reliable and electronically reprogrammable.</text:p>
      <text:p text:style-name="P4">5. A key component common to all CPUs is the program counter, a special memory cell (a register) that keeps track of which location in memory the next instruction is to be read from.</text:p>
      <text:p text:style-name="P4">6. The IT team leader must have made a final decision and we<text:span text:style-name="T2"> can</text:span> change nothing.</text:p>
      <text:p text:style-name="P4">7. Random Access Memory (RAM) is used for pro-gram execution and short term data storage, so the computer <text:span text:style-name="T6">does</text:span> not have to take the time to access the hard drive to find the files it re-quires.</text:p>
      <text:p text:style-name="P4">8. Being a new part of society, the idea of what rights users of software <text:span text:style-name="T2">should </text:span>have is not very developed.</text:p>
      <text:p text:style-name="P4">9. Leaders of today <text:span text:style-name="T2">have </text:span>to be able to motivate others and lead them in new directions.</text:p>
      <text:p text:style-name="P4">10. You should <text:span text:style-name="T2">have</text:span> sent them this software update beforehan</text:p>
      <text:p text:style-name="P1">2.* Раскройте скобки, выбрав соответствующие модальные глаголы или их эквиваленты. Объясните свой выбор.</text:p>
      <text:p text:style-name="P2">1. Computers (must/ <text:span text:style-name="T2">can</text:span>/ could) not “think” for themselves in the sense that they only solve problems in exactly the way they are pro-grammed to.</text:p>
      <text:p text:style-name="P2">2. Buying a computer, you (can/ might/ <text:span text:style-name="T2">should</text:span>) consult a specialist.</text:p>
      <text:p text:style-name="P2">3. These figures (<text:span text:style-name="T2">can </text:span>/ must / be able to) not be right. There (<text:span text:style-name="T2">must</text:span> / have to / be to) be a mistake somewhere.</text:p>
      <text:p text:style-name="P2">4. Games system requirements (<text:span text:style-name="T2">may</text:span>/ should/) remarkably vary.</text:p>
      <text:p text:style-name="P2">5. I strongly believe that we (<text:span text:style-name="T2">ought to</text:span> / have to / be to) visit our sick col-league.</text:p>
      <text:p text:style-name="P2">6. People (<text:span text:style-name="T2">must </text:span>/ need to / have to) work across different functions and project groups so that they get an insight into how oth-er functions work.</text:p>
      <text:p text:style-name="P3"><text:soft-page-break/>7. Yesterday she (<text:span text:style-name="T9">was</text:span><text:span text:style-name="T12"> </text:span><text:span text:style-name="T9">to</text:span><text:span text:style-name="T2">)</text:span> take a taxi in order not to be late.</text:p>
      <text:p text:style-name="P2">8. I think that the speaker <text:span text:style-name="T2">must</text:span> never be dull and always have something important to say.</text:p>
      <text:p text:style-name="P2">9. Mr. Blake (<text:span text:style-name="T4">was t</text:span><text:span text:style-name="T2">o</text:span>) come to our office at 10 a.m., but he hasn’t come yet.</text:p>
      <text:p text:style-name="P2">10. I (may / have to / be to / <text:span text:style-name="T2">must</text:span>) stay late in the office tomorrow to look through the contrac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1:39:04.820493288</meta:creation-date>
    <dc:date>2020-10-30T16:47:32.586424592</dc:date>
    <meta:editing-duration>PT1H23M2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2" meta:word-count="422" meta:character-count="2378" meta:non-whitespace-character-count="1978"/>
  </office:meta>
</office:document-meta>
</file>